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d8cf" officeooo:paragraph-rsid="000ad8cf"/>
    </style:style>
    <style:style style:name="P2" style:family="paragraph" style:parent-style-name="Standard">
      <style:text-properties officeooo:rsid="000ad8cf" officeooo:paragraph-rsid="000b592f"/>
    </style:style>
    <style:style style:name="P3" style:family="paragraph" style:parent-style-name="Standard">
      <style:text-properties officeooo:rsid="000b592f" officeooo:paragraph-rsid="000b592f"/>
    </style:style>
    <style:style style:name="P4" style:family="paragraph" style:parent-style-name="Standard">
      <style:text-properties fo:font-weight="bold" officeooo:rsid="000ad8cf" officeooo:paragraph-rsid="000b592f" style:font-weight-asian="bold" style:font-weight-complex="bold"/>
    </style:style>
    <style:style style:name="P5" style:family="paragraph" style:parent-style-name="Standard">
      <style:text-properties officeooo:paragraph-rsid="000b592f"/>
    </style:style>
    <style:style style:name="P6" style:family="paragraph" style:parent-style-name="Standard">
      <style:text-properties officeooo:rsid="0010ae3e" officeooo:paragraph-rsid="0010ae3e"/>
    </style:style>
    <style:style style:name="P7" style:family="paragraph" style:parent-style-name="Standard">
      <style:text-properties officeooo:paragraph-rsid="0010ae3e"/>
    </style:style>
    <style:style style:name="T1" style:family="text">
      <style:text-properties officeooo:rsid="000b592f"/>
    </style:style>
    <style:style style:name="T2" style:family="text">
      <style:text-properties officeooo:rsid="000bf659"/>
    </style:style>
    <style:style style:name="T3" style:family="text">
      <style:text-properties officeooo:rsid="000c324e"/>
    </style:style>
    <style:style style:name="T4" style:family="text">
      <style:text-properties officeooo:rsid="000c481b"/>
    </style:style>
    <style:style style:name="T5" style:family="text">
      <style:text-properties officeooo:rsid="000cdf03"/>
    </style:style>
    <style:style style:name="T6" style:family="text">
      <style:text-properties officeooo:rsid="000dc215"/>
    </style:style>
    <style:style style:name="T7" style:family="text">
      <style:text-properties officeooo:rsid="0010ae3e"/>
    </style:style>
    <style:style style:name="T8" style:family="text">
      <style:text-properties officeooo:rsid="0010ae9a"/>
    </style:style>
    <style:style style:name="T9" style:family="text">
      <style:text-properties officeooo:rsid="0010e151"/>
    </style:style>
    <style:style style:name="T10" style:family="text">
      <style:text-properties officeooo:rsid="0011f050"/>
    </style:style>
    <style:style style:name="T11" style:family="text">
      <style:text-properties officeooo:rsid="001203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3811: Computer Graphics Coursework 2 Interactive Animated Scenes with OpenGL Due Date: 22 December 2020, 5 pm Marc de Kamps November 9, 2020 Marking This coursework is summative and counts towards your final mark for 70 % (total coursework counts for 100 %)). Submission Instruction and Note on Plagiarism Submission should be done through the VLE by the due date. Submissions through the SSO will be ignored and result in 0 marks. Your submission should be in a single tar file that contains a report and source code. Ideally, source should must be provided with a Makefile and must compile and run on feng-linux. Where this is not possible, you should record a video demonstrating aspects of your coursework, and be prepared to provide a demo, showcasing your solution. The report is basis for assessment, with the source code as supporting evidence for assertions made in the report. Answer all the questions and provide the explanations that are asked for. Refer to your code in explanations, but do not provide answers like: ’see source code’. You are allowed to discuss ideas with colleagues. You must program independently and not base your submission on any other code than was provided during the tutorials, and textures which are in a tar file called textures.tar, which is located in the coursework 2 folder on the VLE, the same folder which contains this specification. Changing variable names in someone else’s code is not a good idea.</text:p>
      <text:p text:style-name="P1"/>
      <text:p text:style-name="P1"><text:s/>Creation of an Interactive Animated Scene using OpenGL Using Qt’s QGLWidget you will create an application that demonstrates the ability to render visual scenes using OpenGL. You are free, within some limits, to create a scene of your choice. Assessment will be based on the sophistication of the scene and scene elements as well as possibilities for user interaction. The scheme below sets out minimum requirements that must be met for grading in certain bands. Grading within a band is assessed on: coding style and commenting, explanation of the design choices and implementation in the report, and visual impac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rading within a band is assessed on: coding style and commenting, explanation of the design choices and implementation in the report, and visual impact. </text:p>
      <text:p text:style-name="P1"/>
      <text:p text:style-name="P1">• 40%-50%: You must create a visual scene that demonstrates a reasonable complexity through instancing. Examples could be a group of buildings, constructed from cubes, body shapes constructed from cylinders and spheres and a combination thereof. Light and material properties 1 must be chosen that allow specular and diffusive light contributions to be recognised. You are allowed to use glut objects. The report must explain your design. Your scene must deviate substantially from the simple scenes that were provided during the tutorials. </text:p>
      <text:p text:style-name="P1"/>
      <text:p text:style-name="P6">Summary</text:p>
      <text:p text:style-name="P7"><text:span text:style-name="T7">This scene is based on the allegory of Plato’s cave. The allegory tells the story of prisoners who lived their entire life chained to the wall of a cave, force to look at the opposing wall. Behind the prisoners sat a </text:span><text:span text:style-name="T8">large </text:span><text:span text:style-name="T7">fire that projected the shadows of the various objects that passed in front of it onto the opposing </text:span><text:span text:style-name="T8">wall</text:span><text:span text:style-name="T7">. </text:span><text:span text:style-name="T8">Given that the prisoner had spent the entirety of their life in the cave, the prisoners incorrectly mistook the projected shadows for the real objects that they represented and began naming the shadows. One day a prisoner is freed from his </text:span><text:span text:style-name="T9">restraints and is able to move around the room. They see a fire which blinds them, making it hard for them to perceive the actual objects. Slowly their eyes begin to readjust and they leave the cave. Once again they are blinded by the sunlight but slowly their eyes begin to once again readjust. They see the real world filled with actual objects. The prisoner gain</text:span><text:span text:style-name="T10">s</text:span><text:span text:style-name="T9"> a new understanding of reality and the realisation shattered his prior </text:span><text:span text:style-name="T10">notions causing a paradigm shift. Upon returning to the cave the freed prisoner is no longer able to communicate effectively with the chained prisoners due to each of them holding such different conceptions of reality. The chained prisoners then perceive the freed prisoner deranged from his journey.<text:line-break/><text:line-break/></text:span><text:span text:style-name="T11">The allegory isn’t supposed to be taken at face value presents an argument that reality cannot easily be determined via the five senses alone. It also serves to highlight </text:span></text:p>
      <text:p text:style-name="P1"/>
      <text:p text:style-name="P4">40% - 50% Band</text:p>
      <text:p text:style-name="P2">coding style and commenting</text:p>
      <text:p text:style-name="P2"/>
      <text:p text:style-name="P2"><text:span text:style-name="T1">E</text:span>xplanation of the design choices</text:p>
      <text:p text:style-name="P5"><text:span text:style-name="T1">The project is implemented using Qt and OpenGL. Qt is used to facilitate the User Interface. A window is created that has various QWidgets as children. A new class was created named SceneWidget, that </text:span><text:span text:style-name="T4">inherits</text:span><text:span text:style-name="T1"> QWidget, this is where the bulk of the program is implemented and where OpenGL is used to render the scene. </text:span><text:span text:style-name="T2">To further break down </text:span><text:span text:style-name="T3">and encapsulate</text:span><text:span text:style-name="T2"> the code, </text:span><text:span text:style-name="T3">the SceneWidget </text:span><text:span text:style-name="T4">contains</text:span><text:span text:style-name="T3"> a </text:span><text:span text:style-name="T4">pointer to a “ShapeCreator” object. </text:span><text:span text:style-name="T5">The ShapeCreator, in turn, has a pointer to a “TextureCreator” object. </text:span><text:span text:style-name="T6">This structure allows for classes to access other variables and methods <text:s/>via it’s ‘children’. For example, if an index of a texture needed to be used my the SceneWidget widget it can be accessed using sceneWidget→shapeCreator→textureCreator-&gt;index;</text:span></text:p>
      <text:p text:style-name="P2"><text:line-break/>Instancing</text:p>
      <text:p text:style-name="P3">Instancing has been used throoughout the project.</text:p>
      <text:p text:style-name="P3"/>
      <text:p text:style-name="P1">Specular and Diffusive lighting</text:p>
      <text:p text:style-name="P1"/>
      <text:p text:style-name="P1">Glut objects</text:p>
      <text:p text:style-name="P1"/>
      <text:p text:style-name="P1">Explanation of Design</text:p>
      <text:p text:style-name="P1"/>
      <text:p text:style-name="P1"/>
      <text:p text:style-name="P1"><text:soft-page-break/>• 50%-60%: Your scene must fulfil all requirements for the 40 %-50 % band. Your scene must contain at least one element of user interaction, for example, a slider to manipulate viewing angles or a dialog box to set material or light properties. </text:p>
      <text:p text:style-name="P1"/>
      <text:p text:style-name="P1">50% - 60% Band</text:p>
      <text:p text:style-name="P1"/>
      <text:p text:style-name="P1">Elements of User Interaction</text:p>
      <text:p text:style-name="P1"/>
      <text:p text:style-name="P1">• 60%-70%: Your scene must fulfil all requirements for the lower bands, as well as contain an element of animation, for example rotating or spinning objects. The scene must contain at least one convex object that you have constructed from polygons. The scene must contain texture mapping. Some texture images will be provided in the tar file. They all must be used, but you are free to add your own. </text:p>
      <text:p text:style-name="P1"/>
      <text:p text:style-name="P1">60%-70% Band</text:p>
      <text:p text:style-name="P1"/>
      <text:p text:style-name="P1">Elements of animation</text:p>
      <text:p text:style-name="P1"/>
      <text:p text:style-name="P1">Convex objects</text:p>
      <text:p text:style-name="P1"/>
      <text:p text:style-name="P1">Texture mapping</text:p>
      <text:p text:style-name="P1"/>
      <text:p text:style-name="P1"/>
      <text:p text:style-name="P1">• 70%-100%: Your scene must fulfil all requirements for the lower bands and contain an object that requires hierarchical modelling and displays motion in some of its parts. This object itself must move in a circular path through the scene. You must use various elements of user interaction, for example controls to set the radius or speed of the object, dialog boxes to control material properties, etc. Interaction purely by mouse of keyboard does not qualify as one of these elements. [35 marks] Two prizes will be made available: one for the visually most striking application, and one for the most garish one - preferably by design. Prize winners will be invited for coffee and cake of their choice. Please bear in mind that we have seen quite a few solar systems by now. Space scenes must be really striking to stand out. [35 marks total] </text:p>
      <text:p text:style-name="P1"/>
      <text:p text:style-name="P1">70%-100% Band</text:p>
      <text:p text:style-name="P1"/>
      <text:p text:style-name="P1">Hierarchical modell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0T15:59:36.321749806</meta:creation-date>
    <dc:date>2021-01-11T16:54:31.018857214</dc:date>
    <meta:editing-duration>PT38M8S</meta:editing-duration>
    <meta:editing-cycles>2</meta:editing-cycles>
    <meta:generator>LibreOffice/6.4.6.2$Linux_X86_64 LibreOffice_project/40$Build-2</meta:generator>
    <meta:document-statistic meta:table-count="0" meta:image-count="0" meta:object-count="0" meta:page-count="3" meta:paragraph-count="26" meta:word-count="1132" meta:character-count="6825" meta:non-whitespace-character-count="5708"/>
  </office:meta>
</office:document-meta>
</file>